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D00000027B9B8A0C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3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ación en C modern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Álvaro Neira Ayuso &lt;alvaro@soleta.eu&gt;</text:p>
          </draw:text-box>
        </draw:frame>
        <draw:frame draw:style-name="gr1" draw:text-style-name="P1" draw:layer="layout" svg:width="27.204cm" svg:height="1.8cm" svg:x="0.397cm" svg:y="19.239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GTK: Biblioteca para crear la interfaz gráfica de una aplicación.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- Introducción: Historia y software necesario</text:p>
              </text:list-item>
              <text:list-item>
                <text:p>- Ejemplo 1: Creación de widgets, ventanas, botones, etiquetas y contenedores</text:p>
              </text:list-item>
              <text:list-item>
                <text:p>- Ejemplo 2: Creación de widget con uso de menús. Uso de menus. Uso de Toolbars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ción: Historia y software necesari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TK "GIMP Tool Kit" es una biblioteca del equipo GTK+</text:p>
              </text:list-item>
              <text:list-item>
                <text:p>Para crear la interfaz gráfica de usuario</text:p>
              </text:list-item>
              <text:list-item>
                <text:p>Maneja widgets como ventanas, botones, menús, etiquetas, deslizadores, pestañas..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iblioteca desarrolladas por la GNOME Foundation el 14 de Abril de 1998</text:p>
              </text:list-item>
              <text:list-item>
                <text:p>Programada en C</text:p>
              </text:list-item>
              <text:list-item>
                <text:p>Con licencia GNU LGPL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TK+ o The GIMP Toolkit es un conjunto de bibliotecas multiplataforma para desarrollar interfaces gráficas de usuario (GUI)</text:p>
              </text:list-item>
              <text:list-item>
                <text:p>Principalmente para los entornos gráficos GNOME, XFCE y ROX.</text:p>
              </text:list-item>
              <text:list-item>
                <text:p>Aunque también se puede usar en el escritorio de Windows, Mac OS y otro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icialmente fueron creadas para desarrollar el programa de edición de imagen GIMP</text:p>
              </text:list-item>
              <text:list-item>
                <text:p>Junto a Qt es una de las bibliotecas más populares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ecas de 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GLib. Proporciona manejo de estructura de datos para C, portabilidad, interfaces para funcionalidades de tiempo de ejecución como ciclos, hilos, carga dinámica o un sistema de objetos.</text:p>
              </text:list-item>
              <text:list-item>
                <text:p>GTK. Biblioteca la cual realmente contiene los objetos y funciones para crear la interfaz de usuario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ecas de 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DK. Biblioteca que actúa como intermediario entre gráficos de bajo nivel y gráficos de alto nivel.</text:p>
              </text:list-item>
              <text:list-item>
                <text:p>ATK. Biblioteca para crear interfaces con características de una gran accesibilidad muy importante para personas discapacitadas o minusválidos.</text:p>
              </text:list-item>
              <text:list-item>
                <text:p>Pango. Biblioteca para el diseño y renderizado de texto.</text:p>
              </text:list-item>
              <text:list-item>
                <text:p>Cairo. Biblioteca de renderizado avanzado de controles de aplicación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ornos que utilizan 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NOME</text:p>
              </text:list-item>
              <text:list-item>
                <text:p>Xfce está basado en GTK+</text:p>
              </text:list-item>
              <text:list-item>
                <text:p>LXDE "Lightweight X11 Desktop Environment"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licaciones que utilizan GTK+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volution - Cliente de correo electrónico.</text:p>
              </text:list-item>
              <text:list-item>
                <text:p>Firefox - Navegador web.</text:p>
              </text:list-item>
              <text:list-item>
                <text:p>GIMP - Editor de gráficos.</text:p>
              </text:list-item>
              <text:list-item>
                <text:p>Inkscape - Editor de gráficos vectoriales SVG.</text:p>
              </text:list-item>
              <text:list-item>
                <text:p>Nero Linux - Un programa para la edición de discos.</text:p>
              </text:list-item>
              <text:list-item>
                <text:p>Pidgin - Cliente de mensajería instantánea.</text:p>
              </text:list-item>
              <text:list-item>
                <text:p>VMware Player - Maquina virtual.</text:p>
              </text:list-item>
              <text:list-item>
                <text:p>Wireshark - Capturador y analizador de paquetes de redes computacionale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eca disponible e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</text:p>
              </text:list-item>
              <text:list-item>
                <text:p>C++ (gtkmm)</text:p>
              </text:list-item>
              <text:list-item>
                <text:p>C# (Gtk Sharp)</text:p>
              </text:list-item>
              <text:list-item>
                <text:p>Java (java-gnome)</text:p>
              </text:list-item>
              <text:list-item>
                <text:p>Python (PyGTK)</text:p>
              </text:list-item>
              <text:list-item>
                <text:p>Javascript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Bibliotecas necesarias en Debian/Ubuntu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CC</text:p>
              </text:list-item>
              <text:list-item>
                <text:p>Pkg-config, necesario para mostrar información de las bibliotecas de desarrollo</text:p>
              </text:list-item>
              <text:list-item>
                <text:p>Paquetes de desarrollo de GLib</text:p>
              </text:list-item>
              <text:list-item>
                <text:p>Paquetes de desarrollo de GTK+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Bibliotecas a instalar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cc</text:p>
              </text:list-item>
              <text:list-item>
                <text:p><text:s/>libc6-dev</text:p>
              </text:list-item>
              <text:list-item>
                <text:p><text:s/>pkg-config</text:p>
              </text:list-item>
              <text:list-item>
                <text:p><text:s/>libglib2.0-dev</text:p>
              </text:list-item>
              <text:list-item>
                <text:p><text:s/>libgtk2.0-dev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ilar programas que tienen GT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FLAGS=`pkg-config --libs --cflags gtk+-2.0 `</text:p>
              </text:list-item>
              <text:list-item>
                <text:p>export CFLAGS</text:p>
              </text:list-item>
              <text:list-item>
                <text:p>gcc $CFLAGS -o programa programa.c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principales GT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_init(&amp;argc, &amp;argv);</text:p>
                <text:p/>
              </text:list-header>
              <text:list-item>
                <text:p><text:s/>Con esta función, se inicializa el subsistema de GTK+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principales GT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_widget_show(ventana);</text:p>
                <text:p/>
              </text:list-header>
              <text:list-item>
                <text:p><text:s/>Esta función permite que el widget sea visible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principales GT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_main();</text:p>
                <text:p/>
              </text:list-header>
              <text:list-item>
                <text:p>Esta función inicializa el loop principal de GTK+, donde se dibujarían todos los controle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dgets Básic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n informática, un widget o artilugio1 es una pequeña aplicación o programa</text:p>
              </text:list-item>
              <text:list-item>
                <text:p>Usualmente presentado en archivos o ficheros pequeños que son ejecutados por un motor de widgets o Widget Engine</text:p>
              </text:list-item>
              <text:list-item>
                <text:p>Entre sus objetivos están dar fácil acceso a funciones frecuentemente usadas y proveer de información visual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ntan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 ventana es el mas necesario de los Widgets en GTK+. La función gtk_window_new() devuelve un widget de tipo ventana. El argumento de la función es:</text:p>
                <text:list>
                  <text:list-item>
                    <text:p>GTK_WINDOW_TOPLEVEL : generalmente usado, es para crear una ventana nueva que informe al Window Manager</text:p>
                  </text:list-item>
                  <text:list-item>
                    <text:p>GTK_WINDOW_POPUP : en caso de querer usar un pop-up, no manejado por el Window Manag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Ventanas</text:p>
              </text:list-header>
            </text:list>
          </draw:text-box>
        </draw:frame>
        <draw:frame presentation:style-name="pr5" draw:text-style-name="P2" draw:layer="layout" svg:width="24.639cm" svg:height="12.18cm" svg:x="1.4cm" svg:y="4.914cm" presentation:class="outline">
          <draw:text-box>
            <text:list text:style-name="L2">
              <text:list-header>
                <text:p text:style-name="P2"><text:span text:style-name="T1">GtkWidget *ventana;</text:span></text:p>
                <text:p text:style-name="P2"><text:span text:style-name="T1">ventana = gtk_window_new(GTK_WINDOW_TOPLEVEL);</text:span>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iquet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na etiqueta es un control de texto. Es uno de los controles mas simples. No emiten señales si no están asociados a una ventana.</text:p>
              </text:list-item>
              <text:list-item>
                <text:p>La función gtk_label_new() crea un widget de tipo etiqueta.</text:p>
              </text:list-item>
              <text:list-item>
                <text:p><text:span text:style-name="T2">GtkWidget * gtk_label_new( const char *string);</text:span>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iquet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Widget *etiqueta;</text:p>
                <text:p>etiqueta = gtk_label_new("Es una etiqueta")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ton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te widget es para comunicación de usuario</text:p>
              </text:list-item>
              <text:list-item>
                <text:p>En algunos casos puede tener una imagen asociada.</text:p>
              </text:list-item>
              <text:list-item>
                <text:p>La función gtk_button_new(void) crea un widget de tipo botón</text:p>
              </text:list-item>
              <text:list-item>
                <text:p>Genera un evento de tipo "Clicked"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Botone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Widget *boton;</text:p>
                <text:p>boton = gtk_button_new()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tones con etiquet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 función gtk_button_new_with_label() crea un widget de tipo botón, con una etiqueta contenida en el botón.</text:p>
              </text:list-item>
              <text:list-item>
                <text:p>gtk_button_new_with_label(char *etiqueta)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tones con etiquet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Widget *boton_con_etiqueta;</text:p>
                <text:p><text:span text:style-name="T1"/></text:p>
                <text:p><text:span text:style-name="T1">boton_con_etiqueta = gtk_button_new_with_label("Estoy dentro de un boton");</text:span>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edor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Un widget puede contener a otro. El mas común es la ventana, que puede encapsular a otros widgets.</text:p>
              </text:list-item>
              <text:list-item>
                <text:p>Para contener un widget en otro se utiliza la funcion gtk_container_add.</text:p>
                <text:p>gtk_container_add((GtkContainer *) widget_contenedor, widget_a_contener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Contenedor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Widget *boton;</text:p>
                <text:p>GtkWidget *etiqueta;</text:p>
                <text:p>GtkWidget *ventana;</text:p>
                <text:p/>
                <text:p>boton = gtk_button_new();</text:p>
                <text:p>etiqueta = gtk_label_new("Etiqueta 1");</text:p>
                <text:p>ventana = gtk_window_new(GTK_WINDOW_TOPLEVEL);</text:p>
                <text:p/>
                <text:p>gtk_container_add ((GtkContainer *) ventana, boton);</text:p>
                <text:p>gtk_container_add ((GtkContainer *) boton, etiqueta)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de un Widge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tkWidget hereda las propiedades y métodos de la clase GObject. Además, posee sus propios métodos y propiedades.</text:p>
              </text:list-item>
              <text:list-item>
                <text:p>Cualquier control que sea hijo de la clase GtkWidget hereda sus propiedades y métodos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de un Widge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gtk_widget_show((GtkWidget *) widget);</text:p>
              </text:list-item>
              <text:list-item>
                <text:p>g_object_set_property((GObject *) ventana, "title", "Titulo de la ventana"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dgets de Empaquetamien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lgunos de estos widgets "invisibles" son usados para empaquetamiento. Es decir, pueden contener mas widgets dentro de el.</text:p>
              </text:list-item>
              <text:list-item>
                <text:p>El widget mas conocido para empaquetamiento es el GtkBox (o caja de empaquetamiento). Lo hay en dos versiones, horizontal (GtkHBox) y vertical (GtkVBox)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dgets de Empaquetamien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hbox = gtk_hbox_new(homogeneidad, distancia);</text:p>
                <text:p/>
              </text:list-header>
              <text:list-item>
                <text:p>La función gtk_hbox_new() crea un widget de tipo HBox. Los parámetros que recibe esta función son:</text:p>
                <text:list>
                  <text:list-item>
                    <text:p>homogeneidad : (gboolean) si es verdadero, todos los widgets que contiene ocuparan el mismo espacio</text:p>
                  </text:list-item>
                  <text:list-item>
                    <text:p>distancia : (gint) numero de píxeles de espacio entre widgets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dgets de Empaquetamien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_box_pack_start((GtkBox *) hbox, widget, expandir, llenar, margen);</text:p>
                <text:p/>
                <text:list>
                  <text:list-item>
                    <text:p>hbox : el widget empaquetador de tipo GtkBox</text:p>
                  </text:list-item>
                  <text:list-item>
                    <text:p>widget : el widget a insertar al principio</text:p>
                  </text:list-item>
                  <text:list-item>
                    <text:p>expandir : (gboolean) si es verdadero, se le da espacio extra al siguiente hijo. Este espacio se reparte equitativamente entre los widgets ya insertados</text:p>
                  </text:list-item>
                  <text:list-item>
                    <text:p>llenar : (gboolean) si es verdadero, el widget hijo se expandira.</text:p>
                  </text:list-item>
                  <text:list-item>
                    <text:p>margen : (gint) espacios extras en pixeles entre el widget insertado y sus vecinos.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dgets de Empaquetamien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tk_box_pack_end((GtkBox *) hbox, widget, expandir, llenar, margen);</text:p>
                <text:p/>
                <text:list>
                  <text:list-item>
                    <text:p>hbox : el widget empaquetador de tipo GtkBox</text:p>
                  </text:list-item>
                  <text:list-item>
                    <text:p>widget : el widget a insertar al final</text:p>
                  </text:list-item>
                  <text:list-item>
                    <text:p>expandir : (gboolean) si es verdadero, se le da espacio extra al siguiente hijo. Este espacio se reparte equitativamente entre los widgets ya insertados</text:p>
                  </text:list-item>
                  <text:list-item>
                    <text:p>llenar : (gboolean) si es verdadero, el widget hijo se expandirá</text:p>
                  </text:list-item>
                  <text:list-item>
                    <text:p>margen : (gint) espacios extras en píxeles entre el widget insertado y sus vecinos.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Toggle (Botón de dos estados)</text:p>
              </text:list-item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os botones de tipo toggle o de dos estados, son botones los cuales pueden estar en dos estados: Pulsado o no pulsado.</text:p>
                <text:p/>
                <text:p>toggle = gtk_toggle_button_new(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eñale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 posible definir funciones arbitrarias al momento de recibir algunos eventos.</text:p>
              </text:list-item>
              <text:list-item>
                <text:p>La programación gráfica requiere de interacción con el usuario</text:p>
              </text:list-item>
              <text:list-item>
                <text:p>GTK+ recibe y emite señales al momento de comunicarse con la capa gráfica (X11).</text:p>
              </text:list-item>
              <text:list-item>
                <text:p>En el caso del botón, al momento de hacer click en el se genera la señal "clicked"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ñales: Definición de funcion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"clicked" void user_function (GtkButton * button, gpointer user_data)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ñales: Conectar las funciones con los widge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_signal_connect((GObject *) widget, const gchar signal, (GCallback *) function, gpointer data);</text:p>
                <text:p/>
                <text:list>
                  <text:list-item>
                    <text:p>widget : es el widget que origina la señal</text:p>
                  </text:list-item>
                  <text:list-item>
                    <text:p>const gchar signal : es el nombre de la señal a recibir</text:p>
                  </text:list-item>
                  <text:list-item>
                    <text:p>function : la función que se va a conectar a la señal</text:p>
                  </text:list-item>
                  <text:list-item>
                    <text:p>data : puntero arbitrario de envío de datos de la función</text:p>
                  </text:list-item>
                </text:list>
                <text:p/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kEnt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omo el nombre lo indica, sirve para ingresar texto.</text:p>
                <text:p/>
                <text:p>GtkWidget *entrada;</text:p>
                <text:p>entrada = gtk_entry_new(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boBox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n un combo box, el usuario selecciona una de varias opciones.</text:p>
                <text:p/>
                <text:p>GtkWidget *combo;</text:p>
                <text:p>combo = gtk_combo_new();</text:p>
                <text:p/>
                <text:p>printf("valor del activo %d\n", gtk_combo_box_get_active((GtkComboBox *)combo)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nners</text:p>
          </draw:text-box>
        </draw:frame>
        <draw:frame presentation:style-name="pr5" draw:layer="layout" svg:width="24.639cm" svg:height="12.18cm" svg:x="1.5cm" svg:y="4.914cm" presentation:class="outline" presentation:user-transformed="true">
          <draw:text-box>
            <text:list text:style-name="L2">
              <text:list-item>
                <text:p>Estos controles seleccionan un valor, el que se modifica por dos flechas pequeñas (hacia arriba y abajo).</text:p>
              </text:list-item>
              <text:list-item>
                <text:p>Para usar un spinner, es necesario hablar de un control llamado GtkAdjustment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nner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te control permite representar en un control valores de "borde" o limite. Por ejemplo, para los scrollbars.</text:p>
              </text:list-item>
              <text:list-item>
                <text:p>Para crear un GtkAdjustment, se usa la función gtk_adjustment_new() con los siguientes parámetros:</text:p>
                <text:list>
                  <text:list-item>
                    <text:p><text:s text:c="2"/>Valor inicial</text:p>
                  </text:list-item>
                  <text:list-item>
                    <text:p><text:s text:c="2"/>Valor mínimo</text:p>
                  </text:list-item>
                  <text:list-item>
                    <text:p><text:s text:c="2"/>Valor máximo</text:p>
                  </text:list-item>
                  <text:list-item>
                    <text:p><text:s text:c="2"/>Incremento</text:p>
                  </text:list-item>
                  <text:list-item>
                    <text:p><text:s text:c="2"/>Incremento por página (saltos)</text:p>
                  </text:list-item>
                  <text:list-item>
                    <text:p><text:s text:c="2"/>Tamaño de págin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pinner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tk_spin_button_new (GtkAdjustment *adjustment, gdouble climb_rate, guint digits);</text:p>
                <text:p/>
                <text:list>
                  <text:list-item>
                    <text:p>adjustment = Objeto GTK con los ajustes</text:p>
                  </text:list-item>
                  <text:list-item>
                    <text:p>climb_rate = Cuanto cambia el spin por cada pulsación de las flechas</text:p>
                  </text:list-item>
                  <text:list-item>
                    <text:p>digits = Número de decimales a mostra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pinners</text:p>
              </text:list-header>
            </text:list>
          </draw:text-box>
        </draw:frame>
        <draw:frame presentation:style-name="pr5" draw:text-style-name="P3" draw:layer="layout" svg:width="24.639cm" svg:height="12.18cm" svg:x="1.4cm" svg:y="4.914cm" presentation:class="outline">
          <draw:text-box>
            <text:list text:style-name="L2">
              <text:list-header>
                <text:p text:style-name="P3"><text:span text:style-name="T2">GtkWidget *spinner;</text:span></text:p>
                <text:p text:style-name="P3"><text:span text:style-name="T2">spinner = gtk_spin_button_new(adjustment, 1, 1);</text:span></text:p>
                <text:p text:style-name="P3"><text:span text:style-name="T2"/></text:p>
                <text:p text:style-name="P3"><text:span text:style-name="T2">printf("value %d\n", gtk_spin_button_get_value((GtkSpinButton *)spinner))</text:span>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ider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os sliders son tanto verticales como horizontales, y sirven para seleccionar también en un rango, no numérico</text:p>
                <text:p/>
                <text:p>GtkWidget *sliderh;</text:p>
                <text:p/>
                <text:p>sliderh = gtk_hscale_new(ajuste);</text:p>
                <text:p>printf("Valores %d\n", gtk_scale_get_digits ((GtkScale *)sliderh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rra de Progres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s barras de progreso se usan para mostrar el estado de una operación.</text:p>
                <text:p/>
                <text:p>GtkWidget *progreso;</text:p>
                <text:p>progreso = gtk_progress_bar_new()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nú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odos los programas a parte de las acciones tienen menús</text:p>
              </text:list-item>
              <text:list-item>
                <text:p>Gtk permite el uso de menú con una serie de funciones que veremos a continuación 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nu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enubar = gtk_menu_bar_new();</text:p>
              </text:list-item>
              <text:list-item>
                <text:p>filemenu = gtk_menu_new();</text:p>
              </text:list-item>
              <text:list-item>
                <text:p>file = gtk_menu_item_new_with_label("File");</text:p>
              </text:list-item>
              <text:list-item>
                <text:p>gtk_menu_shell_append(GTK_MENU_SHELL(menubar), file); <text:s/>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varo </meta:initial-creator>
    <meta:creation-date>2015-02-25T16:48:10</meta:creation-date>
    <dc:date>2015-03-20T11:23:53</dc:date>
    <dc:creator>alvaro </dc:creator>
    <meta:editing-duration>PT6H57M43S</meta:editing-duration>
    <meta:editing-cycles>59</meta:editing-cycles>
    <meta:generator>LibreOffice/3.5$Linux_X86_64 LibreOffice_project/350m1$Build-2</meta:generator>
    <meta:document-statistic meta:object-count="316"/>
  </office:meta>
</office:document-meta>
</file>